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E0D610D919DA851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553cm, 0cm, 0.41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1.999cm" svg:height="59.315cm" svg:x="0cm" svg:y="0.085cm">
          <draw:image xlink:href="Pictures/100000000000005E0000005EE0D610D919DA851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2:02:23.610651747</meta:creation-date>
    <dc:date>2018-12-19T12:07:48.807932348</dc:date>
    <meta:editing-duration>PT5M2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